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8000000080A6F6EB8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916cm" style:rel-column-width="14585*"/>
    </style:style>
    <style:style style:name="Table1.B" style:family="table-column">
      <style:table-column-properties style:column-width="9.684cm" style:rel-column-width="36068*"/>
    </style:style>
    <style:style style:name="Table1.C" style:family="table-column">
      <style:table-column-properties style:column-width="3.995cm" style:rel-column-width="1488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P3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P4" style:family="paragraph" style:parent-style-name="Text_20_body">
      <style:text-properties style:font-name="Lucida Grande" fo:font-size="10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Standard" style:list-style-name="L2"/>
    <style:style style:name="P8" style:family="paragraph" style:parent-style-name="Text_20_body" style:list-style-name="L1">
      <style:text-properties style:font-name="Lucida Grande" fo:font-size="10pt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ification de projet de développement</text:h>
      <text:h text:style-name="Heading_20_2" text:outline-level="2">Mission du produit</text:h>
      <text:p text:style-name="Text_20_body">Offrir un système de nouvelles convivial et performant. Permettre de regrouper facilement les nouvelles par catégorie ou par date.</text:p>
      <text:h text:style-name="Heading_20_2" text:outline-level="2">Attentes des utilisateurs (User Stories)</text:h>
      <text:p text:style-name="Text_20_body">Richard, propriétaire d'une petite entreprise, vient d'ajouter quelques pages à son nouveau CMS. Pour le rendre plus intéressant, il a décidé d'ajouter une page de nouvelles corporatives et un blogue pour chacun de ses trois représentants.</text:p>
      <text:p text:style-name="Text_20_body"/>
      <text:p text:style-name="Text_20_body">Il veut être capable d'ajouter dans le menu principal une page intitulée « communication » qui affichera la page de nouvelles. Le sous-menu affichera chacun des blogues de ses trois employés ainsi que le sien.</text:p>
      <text:p text:style-name="Text_20_body">Voici la structure souhaitée.</text:p>
      <text:p text:style-name="Text_20_body">Communication </text:p>
      <text:p text:style-name="Text_20_body">|- Richard Blog</text:p>
      <text:p text:style-name="Text_20_body">|- Martin Blog</text:p>
      <text:p text:style-name="Text_20_body">|- Jean Blog</text:p>
      <text:p text:style-name="Text_20_body">|- Annie Blog</text:p>
      <text:p text:style-name="Text_20_body"/>
      <text:p text:style-name="Text_20_body">Richard désire qu'il ne soit pas possible de commenter sur son blogue, mais que ce soit possible de le faire pour les trois représentants.</text:p>
      <text:h text:style-name="Heading_20_2" text:outline-level="2">Acteurs</text:h>
      <text:p text:style-name="Text_20_body">Administrateur du site (peut configurer les paramètres du module)</text:p>
      <text:p text:style-name="Text_20_body">Utilisateur avec permissions d'écriture de nouvelles</text:p>
      <text:p text:style-name="Text_20_body">Lecteur (utilisateurs qui lit les nouvelles, écrit des commentaires s'il est enregistré et connecté)</text:p>
      <text:h text:style-name="Heading_20_2" text:outline-level="2">Fonctionnalités</text:h>
      <text:p text:style-name="Text_20_body">Regroupement par catégorie</text:p>
      <text:p text:style-name="Text_20_body">Regroupement par date</text:p>
      <text:p text:style-name="Text_20_body">Flux Atom/RSS général et par catégorie</text:p>
      <text:p text:style-name="Text_20_body">Indexé dans l'engin de recherche</text:p>
      <text:p text:style-name="Text_20_body">WYSIWYG editor</text:p>
      <text:p text:style-name="Text_20_body">Navigation entre les nouvelles</text:p>
      <text:h text:style-name="Heading_20_2" text:outline-level="2"><text:soft-page-break/>Objets</text:h>
      <text:p text:style-name="Text_20_body">Page d'accueil de nouvelle chronologique</text:p>
      <text:p text:style-name="Text_20_body">Page nouvelle unique</text:p>
      <text:p text:style-name="Text_20_body">Page nouvelle par categorie</text:p>
      <text:p text:style-name="Text_20_body"><text:bookmark-start text:name="DDE_LINK1"/>Page nouvelle par date<text:bookmark-end text:name="DDE_LINK1"/></text:p>
      <text:p text:style-name="Text_20_body">Lien Atom/RSS</text:p>
      <text:p text:style-name="Text_20_body">Menu filtre par categorie</text:p>
      <text:p text:style-name="Text_20_body">Menu filtre par date</text:p>
      <text:p text:style-name="Standard"/>
      <text:h text:style-name="Heading_20_2" text:outline-level="2">Actions possibles de l'administrateur du site </text:h>
      <text:p text:style-name="P4">Gérer les permissions du module</text:p>
      <text:list xml:id="list636922708" text:style-name="L1">
        <text:list-item>
          <text:list>
            <text:list-item>
              <text:p text:style-name="P8">Nombre maximum de nouvelles affichées par page</text:p>
            </text:list-item>
            <text:list-item>
              <text:p text:style-name="P8">Options par défaut pour les nouvelles créées:</text:p>
              <text:list>
                <text:list-item>
                  <text:p text:style-name="P8">Permettre les commentaires</text:p>
                </text:list-item>
              </text:list>
            </text:list-item>
          </text:list>
        </text:list-item>
      </text:list>
      <text:h text:style-name="Heading_20_2" text:outline-level="2">Actions possibles de l'utilisateur avec permissions d'écriture de nouvelles </text:h>
      <text:p text:style-name="P4">Activer la possibilité de commentaires pour une nouvelle</text:p>
      <text:p text:style-name="P4">CRUD une nouvelle</text:p>
      <text:p text:style-name="P4">Publier une nouvelle</text:p>
      <text:h text:style-name="Heading_20_2" text:outline-level="2">Actions possibles du lecteur </text:h>
      <text:p text:style-name="P4">S'abonner à un flux Atom/RSS</text:p>
      <text:p text:style-name="P4">Cliquer sur next/previous pour naviguer entre les nouvelles</text:p>
      <text:p text:style-name="P4">Sélectionner une catégorie ou une date</text:p>
      <text:h text:style-name="Heading_20_2" text:outline-level="2">Tests de validation et de mesure</text:h>
      <text:p text:style-name="Text_20_body">Lien invalide redirige à la page par défaut des nouvelles</text:p>
      <text:p text:style-name="Text_20_body">Les nouvelles qui ne sont pas publiées doivent jamais s'afficher</text:p>
      <text:h text:style-name="Heading_20_2" text:outline-level="2">Dictionnaire et terme des objets et action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Terme</text:p>
          </table:table-cell>
          <table:table-cell table:style-name="Table1.A1" office:value-type="string">
            <text:p text:style-name="P6">Définition</text:p>
          </table:table-cell>
          <table:table-cell table:style-name="Table1.C1" office:value-type="string">
            <text:p text:style-name="P6">Synonymes</text:p>
          </table:table-cell>
        </table:table-row>
        <table:table-row>
          <table:table-cell table:style-name="Table1.A2" office:value-type="string">
            <text:p text:style-name="Table_20_Contents">Lecteur</text:p>
          </table:table-cell>
          <table:table-cell table:style-name="Table1.A2" office:value-type="string">
            <text:p text:style-name="Table_20_Contents">Utilisateur sans droits d'accès qui peut lire le contenu et poster des commentaires s'il est enregistré et connecté</text:p>
          </table:table-cell>
          <table:table-cell table:style-name="Table1.C2" office:value-type="string">
            <text:p text:style-name="Table_20_Contents">Client</text:p>
          </table:table-cell>
        </table:table-row>
        <table:table-row>
          <table:table-cell table:style-name="Table1.A2" office:value-type="string">
            <text:p text:style-name="Table_20_Contents">Catégorie</text:p>
          </table:table-cell>
          <table:table-cell table:style-name="Table1.A2" office:value-type="string">
            <text:p text:style-name="Table_20_Contents">Regroupement de nouvelles ou blogs ayant un sujet similaire</text:p>
          </table:table-cell>
          <table:table-cell table:style-name="Table1.C2" office:value-type="string">
            <text:p text:style-name="Table_20_Contents">Tag</text:p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Plan du produit</text:h>
      <text:p text:style-name="Standard">Models</text:p>
      <text:p text:style-name="Standard">Article</text:p>
      <text:p text:style-name="Standard">News (extends Article)</text:p>
      <text:p text:style-name="Standard">NewsPageModule</text:p>
      <text:p text:style-name="Standard">Tag (django-tagging)</text:p>
      <text:p text:style-name="Standard"/>
      <text:p text:style-name="P5">URLs</text:p>
      <text:p text:style-name="Standard">/news/ =&gt; Plus récentes nouvelles (nombre par page limité au paramètre du module)</text:p>
      <text:p text:style-name="Standard">/news.atom =&gt; Feed Atom des nouvelles</text:p>
      <text:p text:style-name="Standard">/news.rss =&gt; Feed RSS des nouvelles</text:p>
      <text:p text:style-name="Standard">/news/page-2/ =&gt; Page 2 des nouvelles en ordre chronologique inversé</text:p>
      <text:p text:style-name="Standard">/news/slug/ =&gt; Nouvelle unique</text:p>
      <text:p text:style-name="Standard">/news/category/Technology/ =&gt; Nouvelles étant associées à la catégorie « Technology »</text:p>
      <text:p text:style-name="Standard">/news/category/Technology/page-2/ =&gt; Page 2 des nouvelles associées à la catégorie</text:p>
      <text:p text:style-name="Standard">/news/category/Technology.atom =&gt; Feed Atom de la catégorie « Technology »</text:p>
      <text:p text:style-name="Standard">/news/category/Technology.rss =&gt; Feed RSS de la catégorie « Technology »</text:p>
      <text:p text:style-name="Standard">/news/archives/12-2010/ =&gt; Nouvelles parues en décembre 2010</text:p>
      <text:p text:style-name="Standard">/news/archives/12-2010.atom =&gt; Feed Atom des nouvelles parues en décembre 2010</text:p>
      <text:p text:style-name="Standard">/news/archives/12-2010.rss =&gt; Feed RSS des nouvelles parues en décembre 2010</text:p>
      <text:p text:style-name="Standard">/news/archives/12-2010/page-2/ =&gt; Page 2 des nouvelles parues en décembre 2010</text:p>
      <text:p text:style-name="Standard"/>
      <text:p text:style-name="P5">Managers</text:p>
      <text:p text:style-name="Standard">NewsManager</text:p>
      <text:list xml:id="list144132136" text:style-name="L2">
        <text:list-item>
          <text:p text:style-name="P7">Override get_query_set afin de forcer la recherche de nouvelles publiées</text:p>
        </text:list-item>
      </text:list>
      <text:p text:style-name="Standard"/>
      <text:p text:style-name="P5">Apps third party</text:p>
      <text:p text:style-name="Standard"><text:a xlink:type="simple" xlink:href="http://code.google.com/p/django-values/">http://code.google.com/p/django-values/</text:a> (<text:a xlink:type="simple" xlink:href="http://github.com/sciyoshi/django-dbsettings">http://github.com/sciyoshi/django-dbsettings</text:a> compatible avec Django 1.0) ou <text:a xlink:type="simple" xlink:href="http://github.com/jabapyth/django-appsettings">http://github.com/jabapyth/django-appsettings</text:a></text:p>
      <text:p text:style-name="Standard"><text:a xlink:type="simple" xlink:href="http://code.google.com/p/django-tagging/">http://code.google.com/p/django-tagging/</text:a></text:p>
      <text:p text:style-name="Standard"/>
      <text:h text:style-name="Heading_20_2" text:outline-level="2">Tout autre éléments qui servent à augmenté la qualité du produit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Grand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merican Typewriter" fo:font-size="20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default-outline-level="1" style:list-style-name="List_20_1" style:class="list" style:master-page-name="">
      <style:paragraph-properties fo:margin-top="0cm" fo:margin-bottom="0.199cm" style:page-number="auto" fo:background-color="transparent" style:shadow="none">
        <style:tab-stops/>
        <style:background-image/>
      </style:paragraph-properties>
      <style:text-properties fo:font-size="10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ucida Grande" fo:font-size="11pt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808080" fo:font-size="8pt"/>
    </style:style>
    <style:style style:name="Header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American Typewriter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ucida Grande1" fo:font-size="12pt" fo:font-weight="normal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199cm" fo:text-indent="-0.635cm" style:auto-text-indent="false"/>
    </style:style>
    <style:style style:name="List_20_1_20_Start" style:display-name="List 1 Start" style:family="paragraph" style:parent-style-name="List" style:class="list" style:master-page-name="">
      <style:paragraph-properties fo:margin-left="0.24cm" fo:margin-right="0cm" fo:margin-top="0.42cm" fo:margin-bottom="0.31cm" fo:text-indent="0cm" style:auto-text-indent="false" style:page-number="auto"/>
      <style:text-properties fo:font-size="10.5pt" fo:font-weight="bold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52cm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Lucida Grande1" fo:font-size="10.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MP2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P3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141cm" fo:margin-bottom="0.9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958cm" fo:margin-left="0cm" fo:margin-right="0cm" fo:margin-bottom="0.499cm"/>
      </style:header-style>
      <style:footer-style>
        <style:header-footer-properties svg:height="0.88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0.025cm" svg:y="0cm" svg:width="1.281cm" svg:height="1.282cm" draw:z-index="2"><draw:image xlink:href="Pictures/100002010000008000000080A6F6EB87.png" xlink:type="simple" xlink:show="embed" xlink:actuate="onLoad"/></draw:frame>Vimba Inc</text:p>
        <text:p text:style-name="MP2">Technologies | Beauté pragmatique</text:p>
        <text:p text:style-name="MP3"/>
      </style:header>
      <style:footer>
        <text:p text:style-name="Footer">Copyright Vimba Inc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8T12:38:43</meta:creation-date>
    <meta:editing-duration>PT28H01M35S</meta:editing-duration>
    <meta:editing-cycles>72</meta:editing-cycles>
    <meta:generator>OpenOffice.org/3.1$Unix OpenOffice.org_project/310m19$Build-9420</meta:generator>
    <meta:initial-creator>Francis Lavoie</meta:initial-creator>
    <dc:date>2010-04-08T12:44:33</dc:date>
    <dc:creator>Francois Lebel</dc:creator>
    <meta:document-statistic meta:table-count="1" meta:image-count="1" meta:object-count="0" meta:page-count="3" meta:paragraph-count="88" meta:word-count="543" meta:character-count="3802"/>
  </office:meta>
</office:document-meta>
</file>